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color="#5B9BD5" fo:font-size="14pt" style:font-size-asian="14pt" style:font-size-complex="14pt" fo:language="en" fo:country="GB"/>
    </style:style>
    <style:style style:name="P2" style:parent-style-name="Standard" style:family="paragraph">
      <style:text-properties fo:font-weight="bold" style:font-weight-asian="bold" style:font-weight-complex="bold" fo:color="#4472C4" fo:font-size="14pt" style:font-size-asian="14pt" style:font-size-complex="14pt" fo:language="en" fo:country="GB"/>
    </style:style>
    <style:style style:name="P3" style:parent-style-name="Standard" style:family="paragraph">
      <style:text-properties fo:font-size="12pt" style:font-size-asian="12pt" style:font-size-complex="12pt" fo:language="en" fo:country="GB"/>
    </style:style>
    <style:style style:name="P4" style:parent-style-name="Standard" style:family="paragraph">
      <style:text-properties fo:font-size="12pt" style:font-size-asian="12pt" style:font-size-complex="12pt" fo:language="en" fo:country="GB"/>
    </style:style>
    <style:style style:name="P5" style:parent-style-name="Standard" style:family="paragraph">
      <style:text-properties fo:font-size="12pt" style:font-size-asian="12pt" style:font-size-complex="12pt" fo:language="en" fo:country="GB"/>
    </style:style>
    <style:style style:name="P6" style:parent-style-name="Standard" style:family="paragraph">
      <style:text-properties fo:font-size="12pt" style:font-size-asian="12pt" style:font-size-complex="12pt" fo:language="en" fo:country="GB"/>
    </style:style>
    <style:style style:name="P7" style:parent-style-name="Standard" style:family="paragraph">
      <style:text-properties fo:font-size="12pt" style:font-size-asian="12pt" style:font-size-complex="12pt" fo:language="en" fo:country="GB"/>
    </style:style>
    <style:style style:name="P8" style:parent-style-name="Standard" style:family="paragraph">
      <style:text-properties fo:font-size="12pt" style:font-size-asian="12pt" style:font-size-complex="12pt" fo:language="en" fo:country="GB"/>
    </style:style>
    <style:style style:name="P9" style:parent-style-name="Standard" style:family="paragraph">
      <style:text-properties fo:font-size="12pt" style:font-size-asian="12pt" style:font-size-complex="12pt" fo:language="en" fo:country="GB"/>
    </style:style>
    <style:style style:name="P10" style:parent-style-name="Standard" style:family="paragraph">
      <style:text-properties fo:font-size="12pt" style:font-size-asian="12pt" style:font-size-complex="12pt" fo:language="en" fo:country="GB"/>
    </style:style>
    <style:style style:name="P11" style:parent-style-name="Standard" style:family="paragraph">
      <style:text-properties fo:font-size="12pt" style:font-size-asian="12pt" style:font-size-complex="12pt" fo:language="en" fo:country="GB"/>
    </style:style>
  </office:automatic-styles>
  <office:body>
    <office:text text:use-soft-page-breaks="true">
      <text:p text:style-name="P1">Press Release</text:p>
      <text:p text:style-name="P2"/>
      <text:p text:style-name="P3">On 21.06.2021 the Munich Waste Management Company<text:s/>(AWM)<text:s/>is launching a new pilot project<text:s/>in cooperation with the Munich University of Applied Sciences. It is<text:s/>intended to improve the quality of organic waste.</text:p>
      <text:p text:style-name="P4"/>
      <text:p text:style-name="P5">Despite educational advertisements on TV, radio and billboards, the amount of foreign matter, such as plastic, in organic waste has increased significantly in recent times. This is<text:s/>severely affecting the quality of the<text:s/>final<text:s/>product. A particular complication is the contamination with compostable BAW waste bags.<text:s/>The BAW bags<text:s/>made of biodegradable plastics cannot be completely broken down in the municipal treatment plant<text:s/>since<text:s/>the rotting time of around<text:s/>twelve<text:s/>weeks is too short for this. The bags are chopped up into small particles when the digestate is sieved after rotting, contaminating the finished compost and thus lowering the quality of Munich's soil.</text:p>
      <text:p text:style-name="P6"/>
      <text:p text:style-name="P7">On the one hand, education is to be carried out through cooperation with influencers.<text:s/>They have a wide sphere of influence and act as role models for many people.<text:s/>The influencers<text:s/>chosen for this project will<text:s/>receive sample paper bags and<text:s/>should<text:s/>use them to publish a story once a week explaining the importance of waste separation. In addition, they should ask their followers to separate their waste properly. Short promotional videos will also be posted on YouTube, Instagram, Snapchat and Facebook. The videos<text:s/>will show that plastic of any kind does not belong in the organic waste bin. The problem of BAW bags<text:s/>will<text:s/>be explicitly addressed.</text:p>
      <text:p text:style-name="P8">In addition,<text:s/>a lot of advertising<text:s/>ads should be placed in so-called feeds<text:s/>to<text:s/>be as present and conspicuous as possible<text:s/>for the citizens of Munich. The created storyboard of the Munich University of Applied Sciences should serve as an advertising banner. The website or Instagram account of<text:s/>the AWM should be linked in the advertising banner to provide more detailed information about waste separation.</text:p>
      <text:p text:style-name="P9"/>
      <text:p text:style-name="P10">With these targeted measures, we want to create greater waste awareness and encourage<text:s/>the<text:s/>citizens to help.</text:p>
      <text:p text:style-name="P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inglste</meta:initial-creator>
    <dc:creator>ringlste</dc:creator>
    <meta:creation-date>2021-01-26T21:15:00Z</meta:creation-date>
    <dc:date>2021-01-26T21:34:00Z</dc:date>
    <meta:template xlink:href="Normal" xlink:type="simple"/>
    <meta:editing-cycles>1</meta:editing-cycles>
    <meta:editing-duration>PT0S</meta:editing-duration>
    <meta:document-statistic meta:page-count="1" meta:paragraph-count="4" meta:word-count="280" meta:character-count="2042" meta:row-count="14" meta:non-whitespace-character-count="1766"/>
  </office:meta>
</office:document-meta>
</file>